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ón de Ventas en Odoo 17</text:span></text:h>
      <text:h text:style-name="Heading_20_4" text:outline-level="4"><text:span text:style-name="Strong_20_Emphasis">1. Activar el Módulo de Ventas</text:span>:</text:h>
      <text:list text:style-name="L1">
        <text:list-item>
          <text:p text:style-name="P2"><text:span text:style-name="Strong_20_Emphasis">Habilitar el Módulo</text:span>:</text:p>
          <text:list>
            <text:list-item>
              <text:p text:style-name="P2">Ve al módulo <text:span text:style-name="Strong_20_Emphasis">Ajustes</text:span>.</text:p>
            </text:list-item>
            <text:list-item>
              <text:p text:style-name="P1">Activa la opción <text:span text:style-name="Strong_20_Emphasis">Ventas</text:span> y guarda los cambios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Crear un Nuevo Cliente</text:span>:</text:h>
      <text:list text:style-name="L2">
        <text:list-item>
          <text:p text:style-name="P3"><text:span text:style-name="Strong_20_Emphasis">Acceder a Clientes</text:span>:</text:p>
          <text:list>
            <text:list-item>
              <text:p text:style-name="P4">En el módulo <text:span text:style-name="Strong_20_Emphasis">Ventas</text:span>, selecciona <text:span text:style-name="Strong_20_Emphasis">Pedidos</text:span> &gt; <text:span text:style-name="Strong_20_Emphasis">Clientes</text:span>.</text:p>
            </text:list-item>
          </text:list>
        </text:list-item>
        <text:list-item>
          <text:p text:style-name="P3"><text:span text:style-name="Strong_20_Emphasis">Crear un Cliente</text:span>:</text:p>
          <text:list>
            <text:list-item>
              <text:p text:style-name="P4">Haz clic en <text:span text:style-name="Strong_20_Emphasis">Crear</text:span>.</text:p>
            </text:list-item>
            <text:list-item>
              <text:p text:style-name="P4">Completa los datos del cliente:</text:p>
              <text:list>
                <text:list-item>
                  <text:p text:style-name="P4"><text:span text:style-name="Strong_20_Emphasis">Nombre de la compañía</text:span>: Ejemplo, "Carnes de Toledo."</text:p>
                </text:list-item>
                <text:list-item>
                  <text:p text:style-name="P4"><text:span text:style-name="Strong_20_Emphasis">Dirección</text:span>: Calle inventada 23, Madrid, España.</text:p>
                </text:list-item>
              </text:list>
            </text:list-item>
            <text:list-item>
              <text:p text:style-name="P4">Si deseas agregar un contacto asociado:</text:p>
              <text:list>
                <text:list-item>
                  <text:p text:style-name="P4">Haz clic en <text:span text:style-name="Strong_20_Emphasis">Crear Contacto</text:span>.</text:p>
                </text:list-item>
                <text:list-item>
                  <text:p text:style-name="P4">Completa los datos, como:</text:p>
                  <text:list>
                    <text:list-item>
                      <text:p text:style-name="P4"><text:span text:style-name="Strong_20_Emphasis">Nombre</text:span>: Mercedes.</text:p>
                    </text:list-item>
                    <text:list-item>
                      <text:p text:style-name="P4"><text:span text:style-name="Strong_20_Emphasis">Rol</text:span>: Directora de compras.</text:p>
                    </text:list-item>
                    <text:list-item>
                      <text:p text:style-name="P4"><text:span text:style-name="Strong_20_Emphasis">Email</text:span> y <text:span text:style-name="Strong_20_Emphasis">Teléfono</text:span>.</text:p>
                    </text:list-item>
                  </text:list>
                </text:list-item>
              </text:list>
            </text:list-item>
            <text:list-item>
              <text:p text:style-name="P3">Haz clic en <text:span text:style-name="Strong_20_Emphasis">Guardar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Configurar Tarifas y Listas de Precios</text:span>:</text:h>
      <text:list text:style-name="L3">
        <text:list-item>
          <text:p text:style-name="P5"><text:span text:style-name="Strong_20_Emphasis">Activar la Configuración de Tarifas</text:span>:</text:p>
          <text:list>
            <text:list-item>
              <text:p text:style-name="P6">Ve a <text:span text:style-name="Strong_20_Emphasis">Ventas</text:span> &gt; <text:span text:style-name="Strong_20_Emphasis">Configuración</text:span> &gt; <text:span text:style-name="Strong_20_Emphasis">Ajustes</text:span>.</text:p>
            </text:list-item>
            <text:list-item>
              <text:p text:style-name="P6">Activa las opciones:</text:p>
              <text:list>
                <text:list-item>
                  <text:p text:style-name="P6"><text:span text:style-name="Strong_20_Emphasis">Descuentos</text:span>.</text:p>
                </text:list-item>
                <text:list-item>
                  <text:p text:style-name="P6"><text:span text:style-name="Strong_20_Emphasis">Listas de precios avanzadas</text:span>.</text:p>
                </text:list-item>
              </text:list>
            </text:list-item>
            <text:list-item>
              <text:p text:style-name="P6">Haz clic en <text:span text:style-name="Strong_20_Emphasis">Guardar</text:span>.</text:p>
            </text:list-item>
          </text:list>
        </text:list-item>
        <text:list-item>
          <text:p text:style-name="P5"><text:span text:style-name="Strong_20_Emphasis">Crear una Nueva Lista de Precios</text:span>:</text:p>
          <text:list>
            <text:list-item>
              <text:p text:style-name="P6">Ve a <text:span text:style-name="Strong_20_Emphasis">Ventas</text:span> &gt; <text:span text:style-name="Strong_20_Emphasis">Productos</text:span> &gt; <text:span text:style-name="Strong_20_Emphasis">Listas de Precios</text:span>.</text:p>
            </text:list-item>
            <text:list-item>
              <text:p text:style-name="P6">Haz clic en <text:span text:style-name="Strong_20_Emphasis">Crear</text:span> y completa:</text:p>
              <text:list>
                <text:list-item>
                  <text:p text:style-name="P6"><text:span text:style-name="Strong_20_Emphasis">Nombre de la lista de precios</text:span>: Ejemplo, "Rebaja Black Friday."</text:p>
                </text:list-item>
              </text:list>
            </text:list-item>
            <text:list-item>
              <text:p text:style-name="P6">Crea una regla para la lista:</text:p>
              <text:list>
                <text:list-item>
                  <text:p text:style-name="P6"><text:span text:style-name="Strong_20_Emphasis">Cálculo</text:span>: Selecciona <text:span text:style-name="Strong_20_Emphasis">Descuento</text:span>.</text:p>
                </text:list-item>
                <text:list-item>
                  <text:p text:style-name="P6"><text:span text:style-name="Strong_20_Emphasis">Descuento</text:span>: Introduce el porcentaje (ejemplo: -10 para 10% de descuento).</text:p>
                </text:list-item>
                <text:list-item>
                  <text:p text:style-name="P6"><text:span text:style-name="Strong_20_Emphasis">Aplicar</text:span>: Define si se aplica a un producto específico, categoría o a todos los productos.</text:p>
                </text:list-item>
                <text:list-item>
                  <text:p text:style-name="P6"><text:span text:style-name="Strong_20_Emphasis">Cantidad mínima</text:span>: Establece el mínimo requerido (ejemplo: 5).</text:p>
                </text:list-item>
                <text:list-item>
                  <text:p text:style-name="P6"><text:span text:style-name="Strong_20_Emphasis">Validez</text:span>: Define las fechas, como del 18 al 30 de noviembre.</text:p>
                </text:list-item>
              </text:list>
            </text:list-item>
            <text:list-item>
              <text:p text:style-name="P6"><text:soft-page-break/>Haz clic en <text:span text:style-name="Strong_20_Emphasis">Guardar</text:span>.</text:p>
            </text:list-item>
          </text:list>
        </text:list-item>
        <text:list-item>
          <text:p text:style-name="P5"><text:span text:style-name="Strong_20_Emphasis">Probar la Lista de Precios</text:span>:</text:p>
          <text:list>
            <text:list-item>
              <text:p text:style-name="P6">Ve a <text:span text:style-name="Strong_20_Emphasis">Ventas</text:span> &gt; <text:span text:style-name="Strong_20_Emphasis">Presupuestos</text:span> &gt; <text:span text:style-name="Strong_20_Emphasis">Nuevo Presupuesto</text:span>.</text:p>
            </text:list-item>
            <text:list-item>
              <text:p text:style-name="P6">Selecciona un cliente (ejemplo: Deco Addict).</text:p>
            </text:list-item>
            <text:list-item>
              <text:p text:style-name="P6">Agrega un producto y aplica la lista de precios configurada.</text:p>
            </text:list-item>
            <text:list-item>
              <text:p text:style-name="P5">Confirma que el descuento se refleja correctamente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Gestión de Dropshipping</text:span>:</text:h>
      <text:list text:style-name="L4">
        <text:list-item>
          <text:p text:style-name="P7"><text:span text:style-name="Strong_20_Emphasis">Activar Dropshipping</text:span>:</text:p>
          <text:list>
            <text:list-item>
              <text:p text:style-name="P8">Ve a <text:span text:style-name="Strong_20_Emphasis">Ventas</text:span> &gt; <text:span text:style-name="Strong_20_Emphasis">Configuración</text:span> &gt; <text:span text:style-name="Strong_20_Emphasis">Ajustes</text:span>.</text:p>
            </text:list-item>
            <text:list-item>
              <text:p text:style-name="P8">En la sección <text:span text:style-name="Strong_20_Emphasis">Logística</text:span>, activa la opción <text:span text:style-name="Strong_20_Emphasis">Dropshipping</text:span>.</text:p>
            </text:list-item>
            <text:list-item>
              <text:p text:style-name="P8">Haz lo mismo en el módulo <text:span text:style-name="Strong_20_Emphasis">Inventario</text:span> y guarda los cambios.</text:p>
            </text:list-item>
          </text:list>
        </text:list-item>
        <text:list-item>
          <text:p text:style-name="P7"><text:span text:style-name="Strong_20_Emphasis">Configurar un Producto para Dropshipping</text:span>:</text:p>
          <text:list>
            <text:list-item>
              <text:p text:style-name="P8">Ve a <text:span text:style-name="Strong_20_Emphasis">Inventario</text:span> &gt; <text:span text:style-name="Strong_20_Emphasis">Productos</text:span> &gt; <text:span text:style-name="Strong_20_Emphasis">Crear</text:span>.</text:p>
            </text:list-item>
            <text:list-item>
              <text:p text:style-name="P8">Completa los campos del producto:</text:p>
              <text:list>
                <text:list-item>
                  <text:p text:style-name="P8"><text:span text:style-name="Strong_20_Emphasis">Nombre</text:span>: Ejemplo, "Bolígrafo azul."</text:p>
                </text:list-item>
                <text:list-item>
                  <text:p text:style-name="P8"><text:span text:style-name="Strong_20_Emphasis">Tipo de producto</text:span>: Producto almacenable.</text:p>
                </text:list-item>
              </text:list>
            </text:list-item>
            <text:list-item>
              <text:p text:style-name="P8">En la pestaña <text:span text:style-name="Strong_20_Emphasis">Compra</text:span>:</text:p>
              <text:list>
                <text:list-item>
                  <text:p text:style-name="P8">Agrega un proveedor (ejemplo: Azure Interior).</text:p>
                </text:list-item>
                <text:list-item>
                  <text:p text:style-name="P8">Define el precio de compra (ejemplo: 0.50).</text:p>
                </text:list-item>
              </text:list>
            </text:list-item>
            <text:list-item>
              <text:p text:style-name="P8">En la pestaña <text:span text:style-name="Strong_20_Emphasis">Inventario</text:span>:</text:p>
              <text:list>
                <text:list-item>
                  <text:p text:style-name="P8">Marca la opción <text:span text:style-name="Strong_20_Emphasis">Dropshipping</text:span>.</text:p>
                </text:list-item>
              </text:list>
            </text:list-item>
            <text:list-item>
              <text:p text:style-name="P8">Haz clic en <text:span text:style-name="Strong_20_Emphasis">Guardar</text:span>.</text:p>
            </text:list-item>
          </text:list>
        </text:list-item>
        <text:list-item>
          <text:p text:style-name="P7"><text:span text:style-name="Strong_20_Emphasis">Procesar una Venta con Dropshipping</text:span>:</text:p>
          <text:list>
            <text:list-item>
              <text:p text:style-name="P8">Ve a <text:span text:style-name="Strong_20_Emphasis">Ventas</text:span> &gt; <text:span text:style-name="Strong_20_Emphasis">Presupuestos</text:span> &gt; <text:span text:style-name="Strong_20_Emphasis">Nuevo Presupuesto</text:span>.</text:p>
            </text:list-item>
            <text:list-item>
              <text:p text:style-name="P8">Selecciona el producto (ejemplo: Bolígrafo azul).</text:p>
            </text:list-item>
            <text:list-item>
              <text:p text:style-name="P8">Define la cantidad (ejemplo: 100) y el precio unitario (ejemplo: 1).</text:p>
            </text:list-item>
            <text:list-item>
              <text:p text:style-name="P8">Al confirmar el presupuesto:</text:p>
              <text:list>
                <text:list-item>
                  <text:p text:style-name="P8">Odoo generará automáticamente un pedido de compra al proveedor.</text:p>
                </text:list-item>
                <text:list-item>
                  <text:p text:style-name="P8">Ve al módulo de <text:span text:style-name="Strong_20_Emphasis">Compras</text:span> y confirma el pedido generado.</text:p>
                </text:list-item>
              </text:list>
            </text:list-item>
          </text:list>
        </text:list-item>
        <text:list-item>
          <text:p text:style-name="P7"><text:span text:style-name="Strong_20_Emphasis">Facturación en Dropshipping</text:span>:</text:p>
          <text:list>
            <text:list-item>
              <text:p text:style-name="P8">Crea dos facturas:</text:p>
              <text:list>
                <text:list-item>
                  <text:p text:style-name="P8">Una para el proveedor (precio de compra).</text:p>
                </text:list-item>
                <text:list-item>
                  <text:p text:style-name="P8">Otra para el cliente (precio de venta).</text:p>
                </text:list-item>
              </text:list>
            </text:list-item>
            <text:list-item>
              <text:p text:style-name="P7">Valida ambas facturas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Confirmar Entregas</text:span>:</text:h>
      <text:list text:style-name="L5">
        <text:list-item>
          <text:p text:style-name="P10">Una vez que un presupuesto se convierte en pedido confirmado, Odoo generará automáticamente la entrega.</text:p>
        </text:list-item>
        <text:list-item>
          <text:p text:style-name="P10">Ve a la pestaña <text:span text:style-name="Strong_20_Emphasis">Entrega</text:span> en la parte superior del pedido.</text:p>
        </text:list-item>
        <text:list-item>
          <text:p text:style-name="P9">Valida la entrega para completar el proceso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28:42.690137054</meta:creation-date>
    <dc:date>2024-12-09T10:29:33.150274333</dc:date>
    <meta:editing-duration>PT51S</meta:editing-duration>
    <meta:editing-cycles>1</meta:editing-cycles>
    <meta:document-statistic meta:table-count="0" meta:image-count="0" meta:object-count="0" meta:page-count="3" meta:paragraph-count="75" meta:word-count="520" meta:character-count="2893" meta:non-whitespace-character-count="2517"/>
    <meta:generator>LibreOffice/24.2.6.2$Linux_X86_64 LibreOffice_project/420$Build-2</meta:generator>
  </office:meta>
</office:document-meta>
</file>